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7b30f" officeooo:paragraph-rsid="0017b30f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a5ed3" officeooo:paragraph-rsid="001a5ed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cbb89" officeooo:paragraph-rsid="001cbb8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de0f2" officeooo:paragraph-rsid="001de0f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5ed3" officeooo:paragraph-rsid="00198f9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5ed3" officeooo:paragraph-rsid="001cbb89" style:font-size-asian="14pt" style:font-size-complex="14pt"/>
    </style:style>
    <style:style style:name="P7" style:family="paragraph" style:parent-style-name="Standard" style:list-style-name="L8">
      <style:paragraph-properties fo:text-align="start" style:justify-single-word="false"/>
      <style:text-properties fo:font-size="14pt" officeooo:rsid="001a5ed3" officeooo:paragraph-rsid="001a5ed3" style:font-size-asian="12.25pt" style:font-size-complex="14pt"/>
    </style:style>
    <style:style style:name="P8" style:family="paragraph" style:parent-style-name="Standard" style:list-style-name="L8">
      <style:paragraph-properties fo:text-align="start" style:justify-single-word="false"/>
      <style:text-properties fo:font-size="14pt" officeooo:rsid="001c4c41" officeooo:paragraph-rsid="001c4c41" style:font-size-asian="12.25pt" style:font-size-complex="14pt"/>
    </style:style>
    <style:style style:name="P9" style:family="paragraph" style:parent-style-name="Standard" style:list-style-name="L10">
      <style:paragraph-properties fo:text-align="start" style:justify-single-word="false"/>
      <style:text-properties fo:font-size="14pt" officeooo:rsid="001c4c41" officeooo:paragraph-rsid="001c4c41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98f9e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paragraph-rsid="00198f9e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a5ed3" officeooo:paragraph-rsid="001a5ed3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officeooo:rsid="001a5ed3" officeooo:paragraph-rsid="001a5ed3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officeooo:rsid="001a5ed3" officeooo:paragraph-rsid="001a5ed3" style:font-size-asian="12pt" style:font-size-complex="12pt"/>
    </style:style>
    <style:style style:name="P15" style:family="paragraph" style:parent-style-name="Subtitle">
      <style:text-properties officeooo:rsid="001c4c41" officeooo:paragraph-rsid="001c4c41"/>
    </style:style>
    <style:style style:name="P16" style:family="paragraph" style:parent-style-name="Text_20_body">
      <style:text-properties officeooo:rsid="001c4c41" officeooo:paragraph-rsid="001c4c41"/>
    </style:style>
    <style:style style:name="T1" style:family="text">
      <style:text-properties officeooo:rsid="00198f9e"/>
    </style:style>
    <style:style style:name="T2" style:family="text">
      <style:text-properties fo:font-size="14pt" officeooo:rsid="00198f9e" style:font-size-asian="14pt" style:font-size-complex="14pt"/>
    </style:style>
    <style:style style:name="T3" style:family="text">
      <style:text-properties fo:font-size="14pt" officeooo:rsid="001cbb89" style:font-size-asian="14pt" style:font-size-complex="14pt"/>
    </style:style>
    <style:style style:name="T4" style:family="text">
      <style:text-properties officeooo:rsid="001c4c4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com</text:p>
      <text:p text:style-name="P15">Written by Vladimír Šimek</text:p>
      <text:p text:style-name="P16"/>
      <text:p text:style-name="P16"/>
      <text:p text:style-name="P3">Introduction</text:p>
      <text:p text:style-name="P6">Mincom is an open-source random image displayer, that people can use on their computers (Linux, Windows, MacOS) to create presentations of their photo albums in random order.</text:p>
      <text:p text:style-name="P6"/>
      <text:p text:style-name="P4">Goal questions</text:p>
      <text:list xml:id="list2230067200" text:style-name="L1">
        <text:list-item>
          <text:p text:style-name="P10"><text:span text:style-name="T2">What will be the app’s key functionality?</text:span></text:p>
        </text:list-item>
      </text:list>
      <text:list xml:id="list2963118868" text:style-name="L2">
        <text:list-item>
          <text:list>
            <text:list-item>
              <text:p text:style-name="P14"><text:span text:style-name="T1">D</text:span>isplaying random images from chosen directory</text:p>
              <text:p text:style-name="P14"/>
            </text:list-item>
          </text:list>
        </text:list-item>
      </text:list>
      <text:list xml:id="list134906996021724" text:continue-list="list2230067200" text:style-name="L1">
        <text:list-item>
          <text:p text:style-name="P11"><text:span text:style-name="T2">Why would people want to use it?</text:span></text:p>
        </text:list-item>
      </text:list>
      <text:list xml:id="list2304941323" text:style-name="L3">
        <text:list-item>
          <text:list>
            <text:list-item>
              <text:p text:style-name="P13"><text:span text:style-name="T1">F</text:span>or displaying presentations of their photo album, et<text:span text:style-name="T4">c</text:span>.</text:p>
              <text:p text:style-name="P13"/>
            </text:list-item>
          </text:list>
        </text:list-item>
      </text:list>
      <text:list xml:id="list134906179847990" text:continue-list="list134906996021724" text:style-name="L1">
        <text:list-item>
          <text:p text:style-name="P11"><text:span text:style-name="T2">Which business goals </text:span><text:span text:style-name="T3">are yo</text:span><text:span text:style-name="T2">u </text:span><text:span text:style-name="T3">trying to</text:span><text:span text:style-name="T2"> achieve?</text:span></text:p>
        </text:list-item>
      </text:list>
      <text:list xml:id="list931738012" text:style-name="L4">
        <text:list-item>
          <text:list>
            <text:list-item>
              <text:p text:style-name="P12">Making a name in developing world</text:p>
            </text:list-item>
          </text:list>
        </text:list-item>
      </text:list>
      <text:p text:style-name="P5"/>
      <text:p text:style-name="P2">Functions</text:p>
      <text:list xml:id="list232619104" text:style-name="L8">
        <text:list-item>
          <text:p text:style-name="P7">Image presentations</text:p>
          <text:list>
            <text:list-item>
              <text:p text:style-name="P7">Crating, saving and opening presentations</text:p>
            </text:list-item>
            <text:list-item>
              <text:p text:style-name="P8">Different presentation options</text:p>
            </text:list-item>
          </text:list>
        </text:list-item>
      </text:list>
      <text:list xml:id="list606200636" text:style-name="L10">
        <text:list-item>
          <text:p text:style-name="P9">Time before the next image is shown, multiple directories in one presentation, excluding directories from superior directory, etc.</text:p>
        </text:list-item>
      </text:list>
      <text:list xml:id="list134907519647222" text:continue-list="list232619104" text:style-name="L8">
        <text:list-item>
          <text:p text:style-name="P7">Single random image</text:p>
        </text:list-item>
        <text:list-item>
          <text:p text:style-name="P8">Support for user created them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3:00:57.139395393</meta:creation-date>
    <dc:date>2021-08-10T13:49:05.757549374</dc:date>
    <meta:editing-duration>PT6M36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20" meta:word-count="128" meta:character-count="786" meta:non-whitespace-character-count="690"/>
  </office:meta>
</office:document-meta>
</file>